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2" style:family="graphic">
      <style:graphic-properties style:protect="size" loext:decorative="false"/>
    </style:style>
    <style:style style:name="pr1" style:family="presentation" style:parent-style-name="Default-notes">
      <style:graphic-properties draw:fill-color="#ffffff" fo:min-height="12.572cm" loext:decorative="false"/>
      <style:paragraph-properties style:writing-mode="lr-tb"/>
    </style:style>
    <style:style style:name="P1" style:family="paragraph">
      <style:paragraph-properties fo:margin-top="0.42cm" fo:margin-bottom="0.35cm" fo:text-align="start"/>
      <style:text-properties fo:font-size="20pt" fo:background-color="#ffff00" style:font-size-asian="20pt" style:font-size-complex="20pt"/>
    </style:style>
    <style:style style:name="P2" style:family="paragraph">
      <loext:graphic-properties draw:fill="none" draw:fill-color="#ffffff"/>
      <style:text-properties fo:font-size="20pt" fo:background-color="#ffff00" style:font-size-asian="20pt" style:font-size-complex="20pt"/>
    </style:style>
    <style:style style:name="P3" style:family="paragraph">
      <style:paragraph-properties fo:margin-top="0.42cm" fo:margin-bottom="0.35cm"/>
      <style:text-properties fo:font-size="12pt" fo:font-weight="bold" style:font-size-asian="12pt" style:font-weight-asian="bold" style:font-size-complex="12pt" style:font-weight-complex="bold"/>
    </style:style>
    <style:style style:name="P4" style:family="paragraph">
      <loext:graphic-properties draw:fill="none" draw:fill-color="#ffffff"/>
      <style:text-properties style:text-underline-style="solid" style:text-underline-width="auto" style:text-underline-color="font-color"/>
    </style:style>
    <style:style style:name="P5" style:family="paragraph">
      <style:paragraph-properties fo:margin-top="0.42cm" fo:margin-bottom="0.35cm"/>
      <style:text-properties fo:font-size="11pt" style:font-size-asian="11pt" style:font-size-complex="11pt"/>
    </style:style>
    <style:style style:name="P6" style:family="paragraph">
      <style:paragraph-properties fo:margin-top="0.42cm" fo:margin-bottom="0.35cm" fo:text-align="start"/>
      <style:text-properties fo:font-size="10pt" style:font-size-asian="10pt" style:font-size-complex="10pt"/>
    </style:style>
    <style:style style:name="P7" style:family="paragraph">
      <loext:graphic-properties draw:fill="none" draw:fill-color="#ffffff"/>
    </style:style>
    <style:style style:name="P8" style:family="paragraph">
      <loext:graphic-properties draw:fill-color="#ffffff"/>
    </style:style>
    <style:style style:name="P9" style:family="paragraph">
      <style:paragraph-properties fo:margin-top="0.42cm" fo:margin-bottom="0.35cm" fo:text-align="start"/>
      <style:text-properties fo:font-size="11pt" style:font-size-asian="11pt" style:font-size-complex="11pt"/>
    </style:style>
    <style:style style:name="T1" style:family="text">
      <style:text-properties fo:font-size="20pt" fo:background-color="#ffff00" style:font-size-asian="20pt" style:font-size-complex="20pt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frame draw:style-name="gr1" draw:text-style-name="P2" draw:layer="layout" svg:width="11.464cm" svg:height="1.038cm" svg:x="1.905cm" svg:y="0.635cm">
          <draw:text-box>
            <text:p text:style-name="P1"><text:span text:style-name="T1">Disk and File System Management</text:span></text:p>
          </draw:text-box>
        </draw:frame>
        <draw:frame draw:style-name="gr1" draw:text-style-name="P4" draw:layer="layout" svg:width="5.183cm" svg:height="0.725cm" svg:x="1.905cm" svg:y="2.54cm">
          <draw:text-box>
            <text:p text:style-name="P3"><text:span text:style-name="T2">1. Disk Info Commands</text:span></text:p>
          </draw:text-box>
        </draw:frame>
        <draw:frame draw:style-name="gr1" draw:text-style-name="P7" draw:layer="layout" svg:width="12.341cm" svg:height="4.753cm" svg:x="2.54cm" svg:y="3.81cm">
          <draw:text-box>
            <text:list text:style-name="L1">
              <text:list-item>
                <text:p text:style-name="P5"><text:span text:style-name="T3">lsblk</text:span></text:p>
              </text:list-item>
            </text:list>
            <text:p text:style-name="P6">Lists information about block devices connected to the system.</text:p>
            <text:p text:style-name="P6">Usage: lsblk</text:p>
            <text:p text:style-name="P6">Key Options:</text:p>
            <text:p text:style-name="P6">-f: Show filesystem information, including types and mount points.</text:p>
            <text:p text:style-name="P6">-o: Specify columns to display, such as NAME, SIZE, TYPE, MOUNTPOINT.</text:p>
          </draw:text-box>
        </draw:frame>
        <draw:frame draw:style-name="gr1" draw:text-style-name="P7" draw:layer="layout" svg:width="9.368cm" svg:height="5.497cm" svg:x="2.697cm" svg:y="9.108cm">
          <draw:text-box>
            <text:list text:style-name="L1">
              <text:list-item>
                <text:p text:style-name="P5"><text:span text:style-name="T3">df</text:span></text:p>
              </text:list-item>
            </text:list>
            <text:p text:style-name="P6">Displays disk space usage of filesystems.</text:p>
            <text:p text:style-name="P6">Usage: df</text:p>
            <text:p text:style-name="P6">Key Options:</text:p>
            <text:p text:style-name="P6">-h: Human-readable format, showing sizes in KB/MB/GB.</text:p>
            <text:p text:style-name="P6">-T: Show filesystem type (e.g., ext4, ntfs).</text:p>
            <text:p text:style-name="P6"/>
          </draw:text-box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1" draw:text-style-name="P7" draw:layer="layout" svg:width="8.314cm" svg:height="6.311cm" svg:x="1.905cm" svg:y="0.635cm">
          <draw:text-box>
            <text:list text:style-name="L1">
              <text:list-item>
                <text:p text:style-name="P5"><text:span text:style-name="T3">du</text:span></text:p>
              </text:list-item>
            </text:list>
            <text:p text:style-name="P6">Shows disk usage of files and directories.</text:p>
            <text:p text:style-name="P6">Usage: du [directory]</text:p>
            <text:p text:style-name="P6">Key Options:</text:p>
            <text:p text:style-name="P6">-h: Human-readable format for easy interpretation.</text:p>
            <text:p text:style-name="P6">-s: Summarize total usage for a directory.</text:p>
            <text:p text:style-name="P6">-a: Include all files in the output.</text:p>
            <text:p text:style-name="P6"/>
          </draw:text-box>
        </draw:frame>
        <draw:frame draw:style-name="gr1" draw:text-style-name="P4" draw:layer="layout" svg:width="6.357cm" svg:height="0.725cm" svg:x="1.905cm" svg:y="6.946cm">
          <draw:text-box>
            <text:p text:style-name="P3"><text:span text:style-name="T2">2. Mounting and Unmounting</text:span></text:p>
          </draw:text-box>
        </draw:frame>
        <draw:frame draw:style-name="gr1" draw:text-style-name="P7" draw:layer="layout" svg:width="12.837cm" svg:height="5.497cm" svg:x="1.905cm" svg:y="8.255cm">
          <draw:text-box>
            <text:list text:style-name="L1">
              <text:list-item>
                <text:p text:style-name="P9"><text:span text:style-name="T3">mount</text:span></text:p>
              </text:list-item>
            </text:list>
            <text:p text:style-name="P6">Mounts a filesystem (block device) to a directory, making its content accessible.</text:p>
            <text:p text:style-name="P6">Usage: mount [device] [mount_point]</text:p>
            <text:p text:style-name="P6">Key Options:</text:p>
            <text:p text:style-name="P6">-t [type]: Specify filesystem type (e.g., ext4, ntfs).</text:p>
            <text:p text:style-name="P6">-o [options]: Mount options like ro (read-only) or rw (read-write).</text:p>
            <text:p text:style-name="P6"/>
          </draw:text-box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1" draw:text-style-name="P7" draw:layer="layout" svg:width="13.541cm" svg:height="5.497cm" svg:x="3.81cm" svg:y="0.635cm">
          <draw:text-box>
            <text:list text:style-name="L1">
              <text:list-item>
                <text:p text:style-name="P5"><text:span text:style-name="T3">umount</text:span></text:p>
              </text:list-item>
            </text:list>
            <text:p text:style-name="P6">Unmounts a filesystem, safely disconnecting it from the directory.</text:p>
            <text:p text:style-name="P6">Usage: umount [device|mount_point]</text:p>
            <text:p text:style-name="P6">Key Notes:</text:p>
            <text:p text:style-name="P6">Ensure no processes are using the filesystem to avoid errors.</text:p>
            <text:p text:style-name="P6">Use fuser -m [mount_point] to list active processes and terminate them if necessary.</text:p>
            <text:p text:style-name="P6"/>
          </draw:text-box>
        </draw:frame>
        <draw:frame draw:style-name="gr1" draw:text-style-name="P4" draw:layer="layout" svg:width="5.018cm" svg:height="0.725cm" svg:x="3.81cm" svg:y="6.985cm">
          <draw:text-box>
            <text:p text:style-name="P3"><text:span text:style-name="T2">3. Managing Partitions</text:span></text:p>
          </draw:text-box>
        </draw:frame>
        <draw:frame draw:style-name="gr1" draw:text-style-name="P7" draw:layer="layout" svg:width="16.237cm" svg:height="7.939cm" svg:x="3.81cm" svg:y="7.653cm">
          <draw:text-box>
            <text:list text:style-name="L1">
              <text:list-item>
                <text:p text:style-name="P5"><text:span text:style-name="T3">fdisk</text:span></text:p>
              </text:list-item>
            </text:list>
            <text:p text:style-name="P6">Command-line utility for creating, deleting, and managing partitions on a disk.</text:p>
            <text:p text:style-name="P6">Usage: fdisk [device]</text:p>
            <text:p text:style-name="P6">Key Options:</text:p>
            <text:p text:style-name="P6">p: Print the current partition table.</text:p>
            <text:p text:style-name="P6">n: Create a new partition by specifying its type and size.</text:p>
            <text:p text:style-name="P6">d: Delete an existing partition.</text:p>
            <text:p text:style-name="P6">w: Write changes to the disk.</text:p>
            <text:p text:style-name="P6">Example: To create a new partition on /dev/sda, use fdisk /dev/sda and follow the interactive prompts.</text:p>
            <text:p text:style-name="P6"/>
          </draw:text-box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1" draw:text-style-name="P4" draw:layer="layout" svg:width="3.232cm" svg:height="0.725cm" svg:x="2.54cm" svg:y="0.635cm">
          <draw:text-box>
            <text:p text:style-name="P3"><text:span text:style-name="T2">4. File Search</text:span></text:p>
          </draw:text-box>
        </draw:frame>
        <draw:frame draw:style-name="gr1" draw:text-style-name="P7" draw:layer="layout" svg:width="12.786cm" svg:height="6.311cm" svg:x="2.54cm" svg:y="1.905cm">
          <draw:text-box>
            <text:list text:style-name="L1">
              <text:list-item>
                <text:p text:style-name="P5"><text:span text:style-name="T3">find</text:span></text:p>
              </text:list-item>
            </text:list>
            <text:p text:style-name="P6">Searches for files and directories based on criteria such as name, size, or type.</text:p>
            <text:p text:style-name="P6">Usage: find [path] [conditions]</text:p>
            <text:p text:style-name="P6">Examples:</text:p>
            <text:p text:style-name="P6">find / -name "file.txt": Search for a file named file.txt in the root directory.</text:p>
            <text:p text:style-name="P6">find . -type f -size +1M: Find files larger than 1MB in the current directory.</text:p>
            <text:p text:style-name="P6">find /var -mtime -7: Find files modified in the last 7 days in /var.</text:p>
            <text:p text:style-name="P6"/>
          </draw:text-box>
        </draw:frame>
        <draw:frame draw:style-name="gr1" draw:text-style-name="P7" draw:layer="layout" svg:width="11.966cm" svg:height="5.497cm" svg:x="2.639cm" svg:y="8.89cm">
          <draw:text-box>
            <text:list text:style-name="L1">
              <text:list-item>
                <text:p text:style-name="P5"><text:span text:style-name="T3">locate</text:span></text:p>
              </text:list-item>
            </text:list>
            <text:p text:style-name="P6">Quickly searches for files using a pre-built index (much faster than find).</text:p>
            <text:p text:style-name="P6">Usage: locate [file_name]</text:p>
            <text:p text:style-name="P6">Notes:</text:p>
            <text:p text:style-name="P6">Run updatedb periodically to update the file index used by locate.</text:p>
            <text:p text:style-name="P6">Example: locate document.txt instantly finds all instances of document.txt.</text:p>
            <text:p text:style-name="P6"/>
          </draw:text-box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draw:frame draw:style-name="gr1" draw:text-style-name="P7" draw:layer="layout" svg:width="14.085cm" svg:height="7.125cm" svg:x="2.54cm" svg:y="1.27cm">
          <draw:text-box>
            <text:list text:style-name="L1">
              <text:list-item>
                <text:p text:style-name="P5"><text:span text:style-name="T3">grep</text:span></text:p>
              </text:list-item>
            </text:list>
            <text:p text:style-name="P6">Searches within files for specific patterns or text.</text:p>
            <text:p text:style-name="P6">Usage: grep [pattern] [file]</text:p>
            <text:p text:style-name="P6">Key Options:</text:p>
            <text:p text:style-name="P6">-r: Perform a recursive search in directories.</text:p>
            <text:p text:style-name="P6">-i: Ignore case sensitivity in matches.</text:p>
            <text:p text:style-name="P6">--color: Highlight matches in the output for better readability.</text:p>
            <text:p text:style-name="P6">Example: grep "error" /var/log/syslog searches for the term "error" in the system log file.</text:p>
            <text:p text:style-name="P6"/>
          </draw:text-box>
        </draw:frame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Cantarell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31T09:47:17.454344593</meta:creation-date>
    <dc:date>2024-12-31T10:04:08.837855890</dc:date>
    <meta:editing-duration>PT6M34S</meta:editing-duration>
    <meta:editing-cycles>1</meta:editing-cycles>
    <meta:document-statistic meta:object-count="45"/>
    <meta:generator>LibreOffice/24.8.4.2$Linux_X86_64 LibreOffice_project/480$Build-2</meta:generator>
  </office:meta>
</office:document-meta>
</file>